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.6cm" svg:height="0.8cm" svg:x="5cm" svg:y="7.2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0.8cm" svg:x="4.9cm" svg:y="9.2cm">
          <text:p text:style-name="P1">Sign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0.8cm" svg:x="8.8cm" svg:y="7.2cm">
          <text:p text:style-name="P1">User Scre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cm" svg:height="0.8cm" svg:x="17.7cm" svg:y="4cm">
          <text:p text:style-name="P1">New Projec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0.8cm" svg:x="17.7cm" svg:y="5.4cm">
          <text:p text:style-name="P1">Assigned Proj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cm" svg:height="0.8cm" svg:x="17.7cm" svg:y="7cm">
          <text:p text:style-name="P1">Assigned Bu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cm" svg:height="0.8cm" svg:x="17.7cm" svg:y="8.4cm">
          <text:p text:style-name="P1">Assigned Featu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cm" svg:height="0.8cm" svg:x="17.7cm" svg:y="10cm">
          <text:p text:style-name="P1">New Bu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cm" svg:height="0.8cm" svg:x="17.7cm" svg:y="11.5cm">
          <text:p text:style-name="P1">New Feature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7.6cm" svg:y1="7.6cm" svg:x2="8.8cm" svg:y2="7.6cm">
          <text:p/>
        </draw:line>
        <draw:line draw:style-name="gr4" draw:text-style-name="P2" draw:layer="layout" svg:x1="6.3cm" svg:y1="8cm" svg:x2="6.3cm" svg:y2="9.2cm">
          <text:p/>
        </draw:line>
        <draw:line draw:style-name="gr4" draw:text-style-name="P2" draw:layer="layout" svg:x1="13.5cm" svg:y1="7.5cm" svg:x2="17.7cm" svg:y2="4.3cm">
          <text:p/>
        </draw:line>
        <draw:line draw:style-name="gr4" draw:text-style-name="P2" draw:layer="layout" svg:x1="13.5cm" svg:y1="7.5cm" svg:x2="17.7cm" svg:y2="5.9cm">
          <text:p/>
        </draw:line>
        <draw:line draw:style-name="gr4" draw:text-style-name="P2" draw:layer="layout" svg:x1="13.5cm" svg:y1="7.5cm" svg:x2="17.7cm" svg:y2="7.3cm">
          <text:p/>
        </draw:line>
        <draw:line draw:style-name="gr4" draw:text-style-name="P2" draw:layer="layout" svg:x1="13.5cm" svg:y1="7.5cm" svg:x2="17.7cm" svg:y2="8.9cm">
          <text:p/>
        </draw:line>
        <draw:line draw:style-name="gr4" draw:text-style-name="P2" draw:layer="layout" svg:x1="13.5cm" svg:y1="7.5cm" svg:x2="17.7cm" svg:y2="10.3cm">
          <text:p/>
        </draw:line>
        <draw:line draw:style-name="gr4" draw:text-style-name="P2" draw:layer="layout" svg:x1="13.5cm" svg:y1="7.5cm" svg:x2="17.7cm" svg:y2="11.9cm">
          <text:p/>
        </draw:line>
        <draw:frame presentation:style-name="pr1" draw:layer="layout" svg:width="25.199cm" svg:height="2.629cm" svg:x="1.401cm" svg:y="0.629cm" presentation:class="title" presentation:user-transformed="true">
          <draw:text-box>
            <text:p>Initial Pla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5T13:35:14.983446599</meta:creation-date>
    <dc:date>2021-09-25T13:48:42.326874623</dc:date>
    <meta:editing-duration>PT2M16S</meta:editing-duration>
    <meta:editing-cycles>2</meta:editing-cycles>
    <meta:generator>LibreOffice/6.0.7.3$Linux_X86_64 LibreOffice_project/00m0$Build-3</meta:generator>
    <meta:document-statistic meta:object-count="41"/>
  </office:meta>
</office:document-meta>
</file>